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tab/>¡Claro! Vamos a desglosar la semana 1 del Mes 2: JDBC (Java Database Connectivity).<text:line-break/><text:line-break/>---<text:line-break/><text:line-break/>**Semana 1: JDBC (Java Database Connectivity)**<text:line-break/><text:line-break/>---<text:line-break/><text:line-break/>**1. Introducción a JDBC: ¿Qué es y para qué sirve?**<text:line-break/> <text:s text:c="2"/>- **Definición**: JDBC es una API que permite a las aplicaciones Java interactuar con bases de datos relacionales, permitiendo realizar operaciones CRUD y gestionar transacciones.<text:line-break/> <text:s text:c="2"/>- **Ejemplo**: Una aplicación de librería que necesita almacenar información sobre libros y autores en una base de datos.<text:line-break/><text:line-break/>**2. Conexiones, sentencias y conjuntos de resultados.**<text:line-break/> <text:s text:c="2"/>- **Definición**:<text:line-break/> <text:s text:c="4"/>- **Conexión**: Es el enlace entre la aplicación Java y la base de datos.<text:line-break/> <text:s text:c="4"/>- **Sentencia**: Objeto utilizado para ejecutar comandos SQL estáticos y obtener resultados.<text:line-break/> <text:s text:c="4"/>- **Conjunto de Resultados (ResultSet)**: Representa el resultado de una consulta SQL.<text:line-break/> <text:s text:c="2"/>- **Ejemplo**: Conectar a una base de datos, ejecutar una consulta para obtener todos los libros y mostrar sus títulos.<text:line-break/><text:line-break/>```java<text:line-break/>Connection connection = DriverManager.getConnection("jdbc:sqlserver://[server-name];databaseName=[database-name];user=[user];password=[password]");<text:line-break/>Statement statement = connection.createStatement();<text:line-break/>ResultSet resultSet = statement.executeQuery("SELECT title FROM books");<text:line-break/><text:line-break/>while (resultSet.next()) {<text:line-break/> <text:s text:c="3"/>System.out.println(resultSet.getString("title"));<text:line-break/>}<text:line-break/><text:line-break/>resultSet.close();<text:line-break/>statement.close();<text:line-break/>connection.close();<text:line-break/>```<text:line-break/><text:line-break/>**3. Realizar consultas básicas y operaciones CRUD (Create, Read, Update, Delete).**<text:line-break/> <text:s text:c="2"/>- **Ejemplo**: Crear un nuevo libro, leer un libro específico, actualizar la descripción de un libro y eliminar un libro.<text:line-break/><text:line-break/>```java<text:line-break/>// CREATE<text:line-break/>statement.executeUpdate("INSERT INTO books (title, author) VALUES ('Java Programming', 'John Doe')");<text:line-break/><text:line-break/>// READ<text:line-break/>resultSet = statement.executeQuery("SELECT * FROM books WHERE author='John Doe'");<text:line-break/><text:line-break/>// UPDATE<text:line-break/>statement.executeUpdate("UPDATE books SET description='Updated description' WHERE author='John Doe'");<text:line-break/><text:soft-page-break/><text:line-break/>// DELETE<text:line-break/>statement.executeUpdate("DELETE FROM books WHERE author='John Doe'");<text:line-break/>```<text:line-break/><text:line-break/>**4. Manejo de errores y excepciones en JDBC.**<text:line-break/> <text:s text:c="2"/>- **Definición**: Como cualquier operación que involucre I/O, las operaciones JDBC pueden fallar. Es crucial manejar estas excepciones para asegurar la robustez del programa.<text:line-break/> <text:s text:c="2"/>- **Ejemplo**: Intentar conectarse a una base de datos inexistente.<text:line-break/><text:line-break/>```java<text:line-break/>try {<text:line-break/> <text:s text:c="3"/>Connection connection = DriverManager.getConnection("jdbc:sqlserver://wrongServer;databaseName=wrongDB;user=user;password=password");<text:line-break/>} catch (SQLException e) {<text:line-break/> <text:s text:c="3"/>System.out.println("Error al conectar a la base de datos: " + e.getMessage());<text:line-break/>}<text:line-break/>```<text:line-break/><text:line-break/>---<text:line-break/><text:line-break/>**Ejercicio Práctico**: <text:line-break/><text:line-break/>**Objetivo**: Crear una pequeña aplicación Java que conecte a una base de datos SQL Server, registre a nuevos usuarios, muestre a todos los usuarios registrados y permita eliminar a un usuario por su nombre.<text:line-break/><text:line-break/>**Instrucciones**:<text:line-break/><text:line-break/>1. Diseña una tabla `users` con columnas `id`, `name` y `email`.<text:line-break/>2. Utilizando JDBC, conecta tu aplicación Java con esta base de datos.<text:line-break/>3. Implementa funciones para:<text:line-break/> <text:s text:c="2"/>- Registrar un nuevo usuario (solicitando nombre y correo electrónico).<text:line-break/> <text:s text:c="2"/>- Mostrar todos los usuarios registrados.<text:line-break/> <text:s text:c="2"/>- Eliminar un usuario por su nombre.<text:line-break/>4. Gestiona las excepciones para manejar posibles errores, como entradas duplicadas o eliminación de un usuario no registrado.<text:line-break/><text:line-break/>---<text:line-break/><text:line-break/>**Recomendaciones**:<text:line-break/><text:line-break/>- Siempre cierra las conexiones, sentencias y conjuntos de resultados en bloques `finally` o usa `try-with-resources` para asegurarte de que estos recursos se liberen.<text:line-break/>- Evita el uso de SQL estático con entradas directas para prevenir inyecciones SQL. En su lugar, utiliza `PreparedStatement`.<text:line-break/>- No expongas detalles de errores de la base de datos al usuario final. En su lugar, registra el error y muestra un mensaje genérico.<text:line-break/>- Considera el uso de un archivo de propiedades para almacenar detalles de conexión a la base de datos en lugar de hardcodearlos en tu aplicació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02:25:08.887000000</meta:creation-date>
    <dc:date>2023-08-28T02:27:45.353000000</dc:date>
    <meta:editing-duration>PT1M26S</meta:editing-duration>
    <meta:editing-cycles>1</meta:editing-cycles>
    <meta:document-statistic meta:table-count="0" meta:image-count="0" meta:object-count="0" meta:page-count="2" meta:paragraph-count="1" meta:word-count="511" meta:character-count="3914" meta:non-whitespace-character-count="3321"/>
    <meta:generator>LibreOffice/7.5.1.2$Windows_X86_64 LibreOffice_project/fcbaee479e84c6cd81291587d2ee68cba099e129</meta:generator>
  </office:meta>
</office:document-meta>
</file>